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fo:color="#1c1c1c" fo:font-weight="bold" style:font-weight-asian="bold" style:font-weight-complex="bold"/>
    </style:style>
    <style:style style:name="ce3" style:family="table-cell" style:parent-style-name="Default">
      <style:table-cell-properties fo:background-color="#7f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7f00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bd3fbe"/>
    </style:style>
    <style:style style:name="ce8" style:family="table-cell" style:parent-style-name="Default">
      <style:table-cell-properties fo:background-color="#0000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office:value-type="float" office:value="2.31993" calcext:value-type="float">
            <text:p>2.3199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.339412" calcext:value-type="float">
            <text:p>1.339412</text:p>
          </table:table-cell>
          <table:table-cell office:value-type="float" office:value="3.78843" calcext:value-type="float">
            <text:p>3.78843</text:p>
          </table:table-cell>
          <table:table-cell office:value-type="float" office:value="2.31993" calcext:value-type="float">
            <text:p>2.31993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3986" calcext:value-type="float">
            <text:p>4.63986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number-columns-repeated="3" table:default-cell-style-name="ce6"/>
        <table:table-column table:style-name="co1" table:number-columns-repeated="3" table:default-cell-style-name="ce7"/>
        <table:table-column table:style-name="co1" table:number-columns-repeated="3" table:default-cell-style-name="ce8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QE_OPTION</text:p>
          </table:table-cell>
          <table:table-cell office:value-type="string" calcext:value-type="string">
            <text:p>AXIAL TYPE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V1_X</text:p>
          </table:table-cell>
          <table:table-cell office:value-type="string" calcext:value-type="string">
            <text:p>V1_Y</text:p>
          </table:table-cell>
          <table:table-cell office:value-type="string" calcext:value-type="string">
            <text:p>V1_Z</text:p>
          </table:table-cell>
          <table:table-cell office:value-type="string" calcext:value-type="string">
            <text:p>V2_X</text:p>
          </table:table-cell>
          <table:table-cell office:value-type="string" calcext:value-type="string">
            <text:p>V2_Y</text:p>
          </table:table-cell>
          <table:table-cell office:value-type="string" calcext:value-type="string">
            <text:p>V2_Z</text:p>
          </table:table-cell>
          <table:table-cell office:value-type="string" calcext:value-type="string">
            <text:p>V3_X</text:p>
          </table:table-cell>
          <table:table-cell office:value-type="string" calcext:value-type="string">
            <text:p>V3_Y</text:p>
          </table:table-cell>
          <table:table-cell office:value-type="string" calcext:value-type="string">
            <text:p>V3_Z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formula="of:=(([.O2]/100)+1)*[Sheet1.$B$2]" office:value-type="float" office:value="3.6164133" calcext:value-type="float">
            <text:p>3.6164133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-10" calcext:value-type="float">
            <text:p>-10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9" calcext:value-type="float">
            <text:p>9</text:p>
          </table:table-cell>
          <table:table-cell table:formula="of:=(([.O3]/100)+1)*[Sheet1.$B$2]" office:value-type="float" office:value="3.65659567" calcext:value-type="float">
            <text:p>3.6565956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-9" calcext:value-type="float">
            <text:p>-9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8" calcext:value-type="float">
            <text:p>8</text:p>
          </table:table-cell>
          <table:table-cell table:formula="of:=(([.O4]/100)+1)*[Sheet1.$B$2]" office:value-type="float" office:value="3.69677804" calcext:value-type="float">
            <text:p>3.69677804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7" calcext:value-type="float">
            <text:p>7</text:p>
          </table:table-cell>
          <table:table-cell table:formula="of:=(([.O5]/100)+1)*[Sheet1.$B$2]" office:value-type="float" office:value="3.73696041" calcext:value-type="float">
            <text:p>3.73696041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-7" calcext:value-type="float">
            <text:p>-7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6" calcext:value-type="float">
            <text:p>6</text:p>
          </table:table-cell>
          <table:table-cell table:formula="of:=(([.O6]/100)+1)*[Sheet1.$B$2]" office:value-type="float" office:value="3.77714278" calcext:value-type="float">
            <text:p>3.77714278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-6" calcext:value-type="float">
            <text:p>-6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5" calcext:value-type="float">
            <text:p>5</text:p>
          </table:table-cell>
          <table:table-cell table:formula="of:=(([.O7]/100)+1)*[Sheet1.$B$2]" office:value-type="float" office:value="3.81732515" calcext:value-type="float">
            <text:p>3.81732515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-5" calcext:value-type="float">
            <text:p>-5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4" calcext:value-type="float">
            <text:p>4</text:p>
          </table:table-cell>
          <table:table-cell table:formula="of:=(([.O8]/100)+1)*[Sheet1.$B$2]" office:value-type="float" office:value="3.85750752" calcext:value-type="float">
            <text:p>3.85750752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-4" calcext:value-type="float">
            <text:p>-4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3" calcext:value-type="float">
            <text:p>3</text:p>
          </table:table-cell>
          <table:table-cell table:formula="of:=(([.O9]/100)+1)*[Sheet1.$B$2]" office:value-type="float" office:value="3.89768989" calcext:value-type="float">
            <text:p>3.89768989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-3" calcext:value-type="float">
            <text:p>-3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2" calcext:value-type="float">
            <text:p>2</text:p>
          </table:table-cell>
          <table:table-cell table:formula="of:=(([.O10]/100)+1)*[Sheet1.$B$2]" office:value-type="float" office:value="3.93787226" calcext:value-type="float">
            <text:p>3.93787226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-2" calcext:value-type="float">
            <text:p>-2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1" calcext:value-type="float">
            <text:p>1</text:p>
          </table:table-cell>
          <table:table-cell table:formula="of:=(([.O11]/100)+1)*[Sheet1.$B$2]" office:value-type="float" office:value="3.97805463" calcext:value-type="float">
            <text:p>3.97805463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formula="of:=(([.O12]/100)+1)*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P</text:p>
          </table:table-cell>
          <table:table-cell table:style-name="ce3" office:value-type="float" office:value="1" calcext:value-type="float">
            <text:p>1</text:p>
          </table:table-cell>
          <table:table-cell table:formula="of:=(([.O13]/100)+1)*[Sheet1.$B$2]" office:value-type="float" office:value="4.05841937" calcext:value-type="float">
            <text:p>4.058419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P</text:p>
          </table:table-cell>
          <table:table-cell table:style-name="ce3" office:value-type="float" office:value="2" calcext:value-type="float">
            <text:p>2</text:p>
          </table:table-cell>
          <table:table-cell table:formula="of:=(([.O14]/100)+1)*[Sheet1.$B$2]" office:value-type="float" office:value="4.09860174" calcext:value-type="float">
            <text:p>4.09860174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P</text:p>
          </table:table-cell>
          <table:table-cell table:style-name="ce3" office:value-type="float" office:value="3" calcext:value-type="float">
            <text:p>3</text:p>
          </table:table-cell>
          <table:table-cell table:formula="of:=(([.O15]/100)+1)*[Sheet1.$B$2]" office:value-type="float" office:value="4.13878411" calcext:value-type="float">
            <text:p>4.13878411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P</text:p>
          </table:table-cell>
          <table:table-cell table:style-name="ce3" office:value-type="float" office:value="4" calcext:value-type="float">
            <text:p>4</text:p>
          </table:table-cell>
          <table:table-cell table:formula="of:=(([.O16]/100)+1)*[Sheet1.$B$2]" office:value-type="float" office:value="4.17896648" calcext:value-type="float">
            <text:p>4.17896648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P</text:p>
          </table:table-cell>
          <table:table-cell table:style-name="ce3" office:value-type="float" office:value="5" calcext:value-type="float">
            <text:p>5</text:p>
          </table:table-cell>
          <table:table-cell table:formula="of:=(([.O17]/100)+1)*[Sheet1.$B$2]" office:value-type="float" office:value="4.21914885" calcext:value-type="float">
            <text:p>4.21914885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P</text:p>
          </table:table-cell>
          <table:table-cell table:style-name="ce3" office:value-type="float" office:value="6" calcext:value-type="float">
            <text:p>6</text:p>
          </table:table-cell>
          <table:table-cell table:formula="of:=(([.O18]/100)+1)*[Sheet1.$B$2]" office:value-type="float" office:value="4.25933122" calcext:value-type="float">
            <text:p>4.25933122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P</text:p>
          </table:table-cell>
          <table:table-cell table:style-name="ce3" office:value-type="float" office:value="7" calcext:value-type="float">
            <text:p>7</text:p>
          </table:table-cell>
          <table:table-cell table:formula="of:=(([.O19]/100)+1)*[Sheet1.$B$2]" office:value-type="float" office:value="4.29951359" calcext:value-type="float">
            <text:p>4.29951359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P</text:p>
          </table:table-cell>
          <table:table-cell table:style-name="ce3" office:value-type="float" office:value="8" calcext:value-type="float">
            <text:p>8</text:p>
          </table:table-cell>
          <table:table-cell table:formula="of:=(([.O20]/100)+1)*[Sheet1.$B$2]" office:value-type="float" office:value="4.33969596" calcext:value-type="float">
            <text:p>4.33969596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P</text:p>
          </table:table-cell>
          <table:table-cell table:style-name="ce3" office:value-type="float" office:value="9" calcext:value-type="float">
            <text:p>9</text:p>
          </table:table-cell>
          <table:table-cell table:formula="of:=(([.O21]/100)+1)*[Sheet1.$B$2]" office:value-type="float" office:value="4.37987833" calcext:value-type="float">
            <text:p>4.37987833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UNIAXIAL_X</text:p>
          </table:table-cell>
          <table:table-cell table:style-name="ce3" office:value-type="string" calcext:value-type="string">
            <text:p>P</text:p>
          </table:table-cell>
          <table:table-cell table:style-name="ce3" office:value-type="float" office:value="10" calcext:value-type="float">
            <text:p>10</text:p>
          </table:table-cell>
          <table:table-cell table:formula="of:=(([.O22]/100)+1)*[Sheet1.$B$2]" office:value-type="float" office:value="4.4200607" calcext:value-type="float">
            <text:p>4.420060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0" calcext:value-type="float">
            <text:p>10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23]/100)+1)*[Sheet1.$C$3]" office:value-type="float" office:value="3.409587" calcext:value-type="float">
            <text:p>3.409587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-10" calcext:value-type="float">
            <text:p>-10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9" calcext:value-type="float">
            <text:p>9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24]/100)+1)*[Sheet1.$C$3]" office:value-type="float" office:value="3.4474713" calcext:value-type="float">
            <text:p>3.447471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-9" calcext:value-type="float">
            <text:p>-9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8" calcext:value-type="float">
            <text:p>8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25]/100)+1)*[Sheet1.$C$3]" office:value-type="float" office:value="3.4853556" calcext:value-type="float">
            <text:p>3.4853556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-8" calcext:value-type="float">
            <text:p>-8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7" calcext:value-type="float">
            <text:p>7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26]/100)+1)*[Sheet1.$C$3]" office:value-type="float" office:value="3.5232399" calcext:value-type="float">
            <text:p>3.5232399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-7" calcext:value-type="float">
            <text:p>-7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6" calcext:value-type="float">
            <text:p>6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27]/100)+1)*[Sheet1.$C$3]" office:value-type="float" office:value="3.5611242" calcext:value-type="float">
            <text:p>3.5611242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-6" calcext:value-type="float">
            <text:p>-6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5" calcext:value-type="float">
            <text:p>5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28]/100)+1)*[Sheet1.$C$3]" office:value-type="float" office:value="3.5990085" calcext:value-type="float">
            <text:p>3.5990085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-5" calcext:value-type="float">
            <text:p>-5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4" calcext:value-type="float">
            <text:p>4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29]/100)+1)*[Sheet1.$C$3]" office:value-type="float" office:value="3.6368928" calcext:value-type="float">
            <text:p>3.6368928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-4" calcext:value-type="float">
            <text:p>-4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" calcext:value-type="float">
            <text:p>3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30]/100)+1)*[Sheet1.$C$3]" office:value-type="float" office:value="3.6747771" calcext:value-type="float">
            <text:p>3.6747771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-3" calcext:value-type="float">
            <text:p>-3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31]/100)+1)*[Sheet1.$C$3]" office:value-type="float" office:value="3.7126614" calcext:value-type="float">
            <text:p>3.7126614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32]/100)+1)*[Sheet1.$C$3]" office:value-type="float" office:value="3.7505457" calcext:value-type="float">
            <text:p>3.7505457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33]/100)+1)*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P</text:p>
          </table:table-cell>
          <table:table-cell table:style-name="ce4" office:value-type="float" office:value="1" calcext:value-type="float">
            <text:p>1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34]/100)+1)*[Sheet1.$C$3]" office:value-type="float" office:value="3.8263143" calcext:value-type="float">
            <text:p>3.82631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P</text:p>
          </table:table-cell>
          <table:table-cell table:style-name="ce4" office:value-type="float" office:value="2" calcext:value-type="float">
            <text:p>2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35]/100)+1)*[Sheet1.$C$3]" office:value-type="float" office:value="3.8641986" calcext:value-type="float">
            <text:p>3.8641986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P</text:p>
          </table:table-cell>
          <table:table-cell table:style-name="ce4" office:value-type="float" office:value="3" calcext:value-type="float">
            <text:p>3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36]/100)+1)*[Sheet1.$C$3]" office:value-type="float" office:value="3.9020829" calcext:value-type="float">
            <text:p>3.9020829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P</text:p>
          </table:table-cell>
          <table:table-cell table:style-name="ce4" office:value-type="float" office:value="4" calcext:value-type="float">
            <text:p>4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37]/100)+1)*[Sheet1.$C$3]" office:value-type="float" office:value="3.9399672" calcext:value-type="float">
            <text:p>3.9399672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P</text:p>
          </table:table-cell>
          <table:table-cell table:style-name="ce4" office:value-type="float" office:value="5" calcext:value-type="float">
            <text:p>5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38]/100)+1)*[Sheet1.$C$3]" office:value-type="float" office:value="3.9778515" calcext:value-type="float">
            <text:p>3.9778515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P</text:p>
          </table:table-cell>
          <table:table-cell table:style-name="ce4" office:value-type="float" office:value="6" calcext:value-type="float">
            <text:p>6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39]/100)+1)*[Sheet1.$C$3]" office:value-type="float" office:value="4.0157358" calcext:value-type="float">
            <text:p>4.0157358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P</text:p>
          </table:table-cell>
          <table:table-cell table:style-name="ce4" office:value-type="float" office:value="7" calcext:value-type="float">
            <text:p>7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40]/100)+1)*[Sheet1.$C$3]" office:value-type="float" office:value="4.0536201" calcext:value-type="float">
            <text:p>4.0536201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P</text:p>
          </table:table-cell>
          <table:table-cell table:style-name="ce4" office:value-type="float" office:value="8" calcext:value-type="float">
            <text:p>8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41]/100)+1)*[Sheet1.$C$3]" office:value-type="float" office:value="4.0915044" calcext:value-type="float">
            <text:p>4.0915044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P</text:p>
          </table:table-cell>
          <table:table-cell table:style-name="ce4" office:value-type="float" office:value="9" calcext:value-type="float">
            <text:p>9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42]/100)+1)*[Sheet1.$C$3]" office:value-type="float" office:value="4.1293887" calcext:value-type="float">
            <text:p>4.1293887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1009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xz</text:p>
          </table:table-cell>
          <table:table-cell table:style-name="ce4" office:value-type="string" calcext:value-type="string">
            <text:p>UNIAXIAL_Y</text:p>
          </table:table-cell>
          <table:table-cell table:style-name="ce4" office:value-type="string" calcext:value-type="string">
            <text:p>P</text:p>
          </table:table-cell>
          <table:table-cell table:style-name="ce4" office:value-type="float" office:value="10" calcext:value-type="float">
            <text:p>10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(([.O43]/100)+1)*[Sheet1.$C$3]" office:value-type="float" office:value="4.167273" calcext:value-type="float">
            <text:p>4.16727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[Sheet1.$D$4]" office:value-type="float" office:value="4.63986" calcext:value-type="float">
            <text:p>4.63986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10" calcext:value-type="float">
            <text:p>10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44]/100)+1)*[Sheet1.$D$4]" office:value-type="float" office:value="4.175874" calcext:value-type="float">
            <text:p>4.175874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9" calcext:value-type="float">
            <text:p>9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45]/100)+1)*[Sheet1.$D$4]" office:value-type="float" office:value="4.2222726" calcext:value-type="float">
            <text:p>4.2222726</text:p>
          </table:table-cell>
          <table:table-cell table:style-name="ce5" office:value-type="float" office:value="-9" calcext:value-type="float">
            <text:p>-9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8" calcext:value-type="float">
            <text:p>8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46]/100)+1)*[Sheet1.$D$4]" office:value-type="float" office:value="4.2686712" calcext:value-type="float">
            <text:p>4.2686712</text:p>
          </table:table-cell>
          <table:table-cell table:style-name="ce5" office:value-type="float" office:value="-8" calcext:value-type="float">
            <text:p>-8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7" calcext:value-type="float">
            <text:p>7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47]/100)+1)*[Sheet1.$D$4]" office:value-type="float" office:value="4.3150698" calcext:value-type="float">
            <text:p>4.3150698</text:p>
          </table:table-cell>
          <table:table-cell table:style-name="ce5" office:value-type="float" office:value="-7" calcext:value-type="float">
            <text:p>-7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6" calcext:value-type="float">
            <text:p>6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48]/100)+1)*[Sheet1.$D$4]" office:value-type="float" office:value="4.3614684" calcext:value-type="float">
            <text:p>4.3614684</text:p>
          </table:table-cell>
          <table:table-cell table:style-name="ce5" office:value-type="float" office:value="-6" calcext:value-type="float">
            <text:p>-6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5" calcext:value-type="float">
            <text:p>5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49]/100)+1)*[Sheet1.$D$4]" office:value-type="float" office:value="4.407867" calcext:value-type="float">
            <text:p>4.407867</text:p>
          </table:table-cell>
          <table:table-cell table:style-name="ce5" office:value-type="float" office:value="-5" calcext:value-type="float">
            <text:p>-5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4" calcext:value-type="float">
            <text:p>4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50]/100)+1)*[Sheet1.$D$4]" office:value-type="float" office:value="4.4542656" calcext:value-type="float">
            <text:p>4.4542656</text:p>
          </table:table-cell>
          <table:table-cell table:style-name="ce5" office:value-type="float" office:value="-4" calcext:value-type="float">
            <text:p>-4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3" calcext:value-type="float">
            <text:p>3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51]/100)+1)*[Sheet1.$D$4]" office:value-type="float" office:value="4.5006642" calcext:value-type="float">
            <text:p>4.500664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52]/100)+1)*[Sheet1.$D$4]" office:value-type="float" office:value="4.5470628" calcext:value-type="float">
            <text:p>4.5470628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53]/100)+1)*[Sheet1.$D$4]" office:value-type="float" office:value="4.5934614" calcext:value-type="float">
            <text:p>4.5934614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54]/100)+1)*[Sheet1.$D$4]" office:value-type="float" office:value="4.63986" calcext:value-type="float">
            <text:p>4.6398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55]/100)+1)*[Sheet1.$D$4]" office:value-type="float" office:value="4.6862586" calcext:value-type="float">
            <text:p>4.68625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P</text:p>
          </table:table-cell>
          <table:table-cell table:style-name="ce5" office:value-type="float" office:value="2" calcext:value-type="float">
            <text:p>2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56]/100)+1)*[Sheet1.$D$4]" office:value-type="float" office:value="4.7326572" calcext:value-type="float">
            <text:p>4.732657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P</text:p>
          </table:table-cell>
          <table:table-cell table:style-name="ce5" office:value-type="float" office:value="3" calcext:value-type="float">
            <text:p>3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57]/100)+1)*[Sheet1.$D$4]" office:value-type="float" office:value="4.7790558" calcext:value-type="float">
            <text:p>4.779055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P</text:p>
          </table:table-cell>
          <table:table-cell table:style-name="ce5" office:value-type="float" office:value="4" calcext:value-type="float">
            <text:p>4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58]/100)+1)*[Sheet1.$D$4]" office:value-type="float" office:value="4.8254544" calcext:value-type="float">
            <text:p>4.825454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P</text:p>
          </table:table-cell>
          <table:table-cell table:style-name="ce5" office:value-type="float" office:value="5" calcext:value-type="float">
            <text:p>5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59]/100)+1)*[Sheet1.$D$4]" office:value-type="float" office:value="4.871853" calcext:value-type="float">
            <text:p>4.871853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P</text:p>
          </table:table-cell>
          <table:table-cell table:style-name="ce5" office:value-type="float" office:value="6" calcext:value-type="float">
            <text:p>6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60]/100)+1)*[Sheet1.$D$4]" office:value-type="float" office:value="4.9182516" calcext:value-type="float">
            <text:p>4.9182516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P</text:p>
          </table:table-cell>
          <table:table-cell table:style-name="ce5" office:value-type="float" office:value="7" calcext:value-type="float">
            <text:p>7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61]/100)+1)*[Sheet1.$D$4]" office:value-type="float" office:value="4.9646502" calcext:value-type="float">
            <text:p>4.9646502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P</text:p>
          </table:table-cell>
          <table:table-cell table:style-name="ce5" office:value-type="float" office:value="8" calcext:value-type="float">
            <text:p>8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62]/100)+1)*[Sheet1.$D$4]" office:value-type="float" office:value="5.0110488" calcext:value-type="float">
            <text:p>5.011048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P</text:p>
          </table:table-cell>
          <table:table-cell table:style-name="ce5" office:value-type="float" office:value="9" calcext:value-type="float">
            <text:p>9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63]/100)+1)*[Sheet1.$D$4]" office:value-type="float" office:value="5.0574474" calcext:value-type="float">
            <text:p>5.0574474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1009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UNIAXIAL_Z</text:p>
          </table:table-cell>
          <table:table-cell table:style-name="ce5" office:value-type="string" calcext:value-type="string">
            <text:p>P</text:p>
          </table:table-cell>
          <table:table-cell table:style-name="ce5" office:value-type="float" office:value="10" calcext:value-type="float">
            <text:p>10</text:p>
          </table:table-cell>
          <table:table-cell table:formula="of:=[Sheet1.$B$2]" office:value-type="float" office:value="4.018237" calcext:value-type="float">
            <text:p>4.018237</text:p>
          </table:table-cell>
          <table:table-cell office:value-type="float" office:value="0" calcext:value-type="float">
            <text:p>0</text:p>
          </table:table-cell>
          <table:table-cell table:formula="of:=[Sheet1.$D$2]" office:value-type="float" office:value="2.31993" calcext:value-type="float">
            <text:p>2.31993</text:p>
          </table:table-cell>
          <table:table-cell table:formula="of:=[Sheet1.$B$3]" office:value-type="float" office:value="1.339412" calcext:value-type="float">
            <text:p>1.339412</text:p>
          </table:table-cell>
          <table:table-cell table:formula="of:=[Sheet1.$C$3]" office:value-type="float" office:value="3.78843" calcext:value-type="float">
            <text:p>3.78843</text:p>
          </table:table-cell>
          <table:table-cell table:formula="of:=[Sheet1.$D$3]" office:value-type="float" office:value="2.31993" calcext:value-type="float">
            <text:p>2.31993</text:p>
          </table:table-cell>
          <table:table-cell table:formula="of:=[Sheet1.$B$4]" office:value-type="float" office:value="0" calcext:value-type="float">
            <text:p>0</text:p>
          </table:table-cell>
          <table:table-cell table:formula="of:=[Sheet1.$C$4]" office:value-type="float" office:value="0" calcext:value-type="float">
            <text:p>0</text:p>
          </table:table-cell>
          <table:table-cell table:formula="of:=(([.O64]/100)+1)*[Sheet1.$D$4]" office:value-type="float" office:value="5.103846" calcext:value-type="float">
            <text:p>5.103846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1009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04:42:33.662745031</meta:creation-date>
    <dc:date>2020-01-11T05:43:26.197911667</dc:date>
    <meta:editing-duration>PT50M17S</meta:editing-duration>
    <meta:editing-cycles>11</meta:editing-cycles>
    <meta:generator>LibreOffice/5.3.6.1$Linux_X86_64 LibreOffice_project/30$Build-1</meta:generator>
    <meta:document-statistic meta:table-count="2" meta:cell-count="974" meta:object-count="0"/>
  </office:meta>
</office:document-meta>
</file>